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 doing a GPU full virtualization, intel, nvidia, amd provides different solution. Intel and Nvidia using a software implementation while AMD implemented a hardware SRIOV architecture. This talk will give you a full explanation on the different in a virtualization perspectiv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00:02:16.019787051</meta:creation-date>
    <dc:date>2018-08-10T00:02:34.285804672</dc:date>
    <meta:editing-duration>PT18S</meta:editing-duration>
    <meta:editing-cycles>1</meta:editing-cycles>
    <meta:document-statistic meta:table-count="0" meta:image-count="0" meta:object-count="0" meta:page-count="1" meta:paragraph-count="1" meta:word-count="41" meta:character-count="281" meta:non-whitespace-character-count="239"/>
    <meta:generator>LibreOffice/6.1.0.3$Linux_X86_64 LibreOffice_project/10$Build-3</meta:generator>
  </office:meta>
</office:document-meta>
</file>